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15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15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15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7"/>
          <table:table-cell table:number-columns-repeated="3" table:style-name="ce1100" office:value-type="string" calcext:value-type="string">
            <text:p>7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7" office:value-type="string" calcext:value-type="string">
            <text:p>3</text:p>
          </table:table-cell>
          <table:table-cell table:style-name="ce1517"/>
          <table:table-cell table:style-name="ce152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18" office:value-type="string" calcext:value-type="string">
            <text:p>3</text:p>
          </table:table-cell>
          <table:table-cell table:style-name="ce1518"/>
          <table:table-cell table:style-name="ce1518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519" office:value-type="string" calcext:value-type="string">
            <text:p>5H</text:p>
          </table:table-cell>
          <table:table-cell table:style-name="ce1519" office:value-type="string" calcext:value-type="string">
            <text:p>A</text:p>
          </table:table-cell>
          <table:table-cell table:style-name="ce1519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/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/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0:19:47.865127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0T17:17:31.739773781</dc:date>
    <meta:editing-cycles>399</meta:editing-cycles>
    <meta:editing-duration>P4DT2H40M27S</meta:editing-duration>
    <meta:document-statistic meta:table-count="4" meta:cell-count="8675" meta:object-count="0"/>
  </office:meta>
</office:document-meta>
</file>